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5.26520833333333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6.19125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65666666666667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16368" table:default-cell-style-name="ce1"/>
        <table:table-row table:style-name="ro1">
          <table:table-cell office:value-type="string" table:style-name="ce1">
            <text:p>run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specifity</text:p>
          </table:table-cell>
          <table:table-cell office:value-type="string" table:style-name="ce1">
            <text:p>runtime</text:p>
          </table:table-cell>
          <table:table-cell office:value-type="string" table:style-name="ce1">
            <text:p>Gesamtanzahl Artikel</text:p>
          </table:table-cell>
          <table:table-cell office:value-type="string" table:style-name="ce1">
            <text:p>Anteil Artikel in Test,tsv zu ges,</text:p>
          </table:table-cell>
          <table:table-cell office:value-type="string" table:style-name="ce1">
            <text:p>Gesamtanzahl Sätze</text:p>
          </table:table-cell>
          <table:table-cell office:value-type="string" table:style-name="ce1">
            <text:p><text:s/>Anteil Sätze in Test,tsv zu ges,</text:p>
          </table:table-cell>
          <table:table-cell office:value-type="string" table:style-name="ce1">
            <text:p>Gesamtanzahl Interactions</text:p>
          </table:table-cell>
          <table:table-cell office:value-type="string" table:style-name="ce1">
            <text:p>Anteil Interactions in Test,tsv zu ges,</text:p>
          </table:table-cell>
          <table:table-cell office:value-type="string" table:style-name="ce1">
            <text:p>Gesamtes 0/1 Verhältnis</text:p>
          </table:table-cell>
          <table:table-cell office:value-type="string" table:style-name="ce1">
            <text:p>1/0 Verhältnis test,tsv</text:p>
          </table:table-cell>
          <table:table-cell office:value-type="string" table:style-name="ce1">
            <text:p>1/0 Verhältnis train,tsv</text:p>
          </table:table-cell>
          <table:table-cell office:value-type="string" table:style-name="ce1">
            <text:p>1/0 Verhältnis test/train,tsv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" table:style-name="ce2">
            <text:p>0,20</text:p>
          </table:table-cell>
          <table:table-cell office:value-type="float" office:value="0.83399999999999996" table:style-name="ce2">
            <text:p>0,83</text:p>
          </table:table-cell>
          <table:table-cell office:value-type="float" office:value="0.86799999999999999" table:style-name="ce2">
            <text:p>0,87</text:p>
          </table:table-cell>
          <table:table-cell office:value-type="float" office:value="0.80300000000000005" table:style-name="ce2">
            <text:p>0,80</text:p>
          </table:table-cell>
          <table:table-cell office:value-type="float" office:value="0.76100000000000001" table:style-name="ce2">
            <text:p>0,76</text:p>
          </table:table-cell>
          <table:table-cell office:value-type="string" table:style-name="ce2">
            <text:p>1h 8min 8sek</text:p>
          </table:table-cell>
          <table:table-cell office:value-type="float" office:value="1806" table:style-name="ce1">
            <text:p>1806</text:p>
          </table:table-cell>
          <table:table-cell office:value-type="float" office:value="0.19989999999999999" table:style-name="ce1">
            <text:p>0,1999</text:p>
          </table:table-cell>
          <table:table-cell office:value-type="float" office:value="2611" table:style-name="ce1">
            <text:p>2611</text:p>
          </table:table-cell>
          <table:table-cell office:value-type="float" office:value="0.1993" table:style-name="ce1">
            <text:p>0,1993</text:p>
          </table:table-cell>
          <table:table-cell office:value-type="float" office:value="5549" table:style-name="ce1">
            <text:p>5549</text:p>
          </table:table-cell>
          <table:table-cell office:value-type="float" office:value="0.19980000000000001" table:style-name="ce1">
            <text:p>0,1998</text:p>
          </table:table-cell>
          <table:table-cell office:value-type="float" office:value="0.8952" table:style-name="ce1">
            <text:p>0,8952</text:p>
          </table:table-cell>
          <table:table-cell office:value-type="float" office:value="0.89380000000000004" table:style-name="ce1">
            <text:p>0,8938</text:p>
          </table:table-cell>
          <table:table-cell office:value-type="float" office:value="0.89549999999999996" table:style-name="ce1">
            <text:p>0,8955</text:p>
          </table:table-cell>
          <table:table-cell office:value-type="float" office:value="0.99809999999999999" table:style-name="ce1">
            <text:p>0,9981</text:p>
          </table:table-cell>
          <table:table-cell table:number-columns-repeated="16368"/>
        </table:table-row>
        <table:table-row table:style-name="ro1">
          <table:table-cell office:value-type="float" office:value="0.3" table:style-name="ce2">
            <text:p>0,30</text:p>
          </table:table-cell>
          <table:table-cell office:value-type="float" office:value="0.83599999999999997" table:style-name="ce2">
            <text:p>0,84</text:p>
          </table:table-cell>
          <table:table-cell office:value-type="float" office:value="0.86" table:style-name="ce2">
            <text:p>0,86</text:p>
          </table:table-cell>
          <table:table-cell office:value-type="float" office:value="0.81399999999999995" table:style-name="ce2">
            <text:p>0,81</text:p>
          </table:table-cell>
          <table:table-cell office:value-type="float" office:value="0.77800000000000002" table:style-name="ce2">
            <text:p>0,78</text:p>
          </table:table-cell>
          <table:table-cell office:value-type="string" table:style-name="ce2">
            <text:p>0h 56min 37sek</text:p>
          </table:table-cell>
          <table:table-cell office:value-type="float" office:value="1806" table:style-name="ce1">
            <text:p>1806</text:p>
          </table:table-cell>
          <table:table-cell office:value-type="float" office:value="0.30009999999999998" table:style-name="ce1">
            <text:p>0,3001</text:p>
          </table:table-cell>
          <table:table-cell office:value-type="float" office:value="2611" table:style-name="ce1">
            <text:p>2611</text:p>
          </table:table-cell>
          <table:table-cell office:value-type="float" office:value="0.30099999999999999" table:style-name="ce1">
            <text:p>0,301</text:p>
          </table:table-cell>
          <table:table-cell office:value-type="float" office:value="5549" table:style-name="ce1">
            <text:p>5549</text:p>
          </table:table-cell>
          <table:table-cell office:value-type="float" office:value="0.30020000000000002" table:style-name="ce1">
            <text:p>0,3002</text:p>
          </table:table-cell>
          <table:table-cell office:value-type="float" office:value="0.8952" table:style-name="ce1">
            <text:p>0,8952</text:p>
          </table:table-cell>
          <table:table-cell office:value-type="float" office:value="0.89390000000000003" table:style-name="ce1">
            <text:p>0,8939</text:p>
          </table:table-cell>
          <table:table-cell office:value-type="float" office:value="0.89570000000000005" table:style-name="ce1">
            <text:p>0,8957</text:p>
          </table:table-cell>
          <table:table-cell office:value-type="float" office:value="0.998" table:style-name="ce1">
            <text:p>0,998</text:p>
          </table:table-cell>
          <table:table-cell table:number-columns-repeated="16368"/>
        </table:table-row>
        <table:table-row table:style-name="ro1">
          <table:table-cell office:value-type="float" office:value="0.4" table:style-name="ce2">
            <text:p>0,40</text:p>
          </table:table-cell>
          <table:table-cell office:value-type="float" office:value="0.83699999999999997" table:style-name="ce2">
            <text:p>0,84</text:p>
          </table:table-cell>
          <table:table-cell office:value-type="float" office:value="0.86799999999999999" table:style-name="ce2">
            <text:p>0,87</text:p>
          </table:table-cell>
          <table:table-cell office:value-type="float" office:value="0.80800000000000005" table:style-name="ce2">
            <text:p>0,81</text:p>
          </table:table-cell>
          <table:table-cell office:value-type="float" office:value="0.77" table:style-name="ce2">
            <text:p>0,77</text:p>
          </table:table-cell>
          <table:table-cell office:value-type="string" table:style-name="ce2">
            <text:p>0h 51min 43sek</text:p>
          </table:table-cell>
          <table:table-cell office:value-type="float" office:value="1806" table:style-name="ce1">
            <text:p>1806</text:p>
          </table:table-cell>
          <table:table-cell office:value-type="float" office:value="0.39979999999999999" table:style-name="ce1">
            <text:p>0,3998</text:p>
          </table:table-cell>
          <table:table-cell office:value-type="float" office:value="2611" table:style-name="ce1">
            <text:p>2611</text:p>
          </table:table-cell>
          <table:table-cell office:value-type="float" office:value="0.39950000000000002" table:style-name="ce1">
            <text:p>0,3995</text:p>
          </table:table-cell>
          <table:table-cell office:value-type="float" office:value="5549" table:style-name="ce1">
            <text:p>5549</text:p>
          </table:table-cell>
          <table:table-cell office:value-type="float" office:value="0.40039999999999998" table:style-name="ce1">
            <text:p>0,4004</text:p>
          </table:table-cell>
          <table:table-cell office:value-type="float" office:value="0.8952" table:style-name="ce1">
            <text:p>0,8952</text:p>
          </table:table-cell>
          <table:table-cell office:value-type="float" office:value="0.89559999999999995" table:style-name="ce1">
            <text:p>0,8956</text:p>
          </table:table-cell>
          <table:table-cell office:value-type="float" office:value="0.89490000000000003" table:style-name="ce1">
            <text:p>0,8949</text:p>
          </table:table-cell>
          <table:table-cell office:value-type="float" office:value="1.0007999999999999" table:style-name="ce1">
            <text:p>1,0008</text:p>
          </table:table-cell>
          <table:table-cell table:number-columns-repeated="16368"/>
        </table:table-row>
        <table:table-row table:style-name="ro1">
          <table:table-cell office:value-type="float" office:value="0.5" table:style-name="ce2">
            <text:p>0,50</text:p>
          </table:table-cell>
          <table:table-cell office:value-type="float" office:value="0.82199999999999995" table:style-name="ce2">
            <text:p>0,82</text:p>
          </table:table-cell>
          <table:table-cell office:value-type="float" office:value="0.85099999999999998" table:style-name="ce2">
            <text:p>0,85</text:p>
          </table:table-cell>
          <table:table-cell office:value-type="float" office:value="0.79700000000000004" table:style-name="ce2">
            <text:p>0,80</text:p>
          </table:table-cell>
          <table:table-cell office:value-type="float" office:value="0.75700000000000001" table:style-name="ce2">
            <text:p>0,76</text:p>
          </table:table-cell>
          <table:table-cell office:value-type="string" table:style-name="ce2">
            <text:p>0h 41min 49sek</text:p>
          </table:table-cell>
          <table:table-cell office:value-type="float" office:value="1806" table:style-name="ce1">
            <text:p>1806</text:p>
          </table:table-cell>
          <table:table-cell office:value-type="float" office:value="0.5" table:style-name="ce1">
            <text:p>0,5</text:p>
          </table:table-cell>
          <table:table-cell office:value-type="float" office:value="2611" table:style-name="ce1">
            <text:p>2611</text:p>
          </table:table-cell>
          <table:table-cell office:value-type="float" office:value="0.50019999999999998" table:style-name="ce1">
            <text:p>0,5002</text:p>
          </table:table-cell>
          <table:table-cell office:value-type="float" office:value="5549" table:style-name="ce1">
            <text:p>5549</text:p>
          </table:table-cell>
          <table:table-cell office:value-type="float" office:value="0.50209999999999999" table:style-name="ce1">
            <text:p>0,5021</text:p>
          </table:table-cell>
          <table:table-cell office:value-type="float" office:value="0.8952" table:style-name="ce1">
            <text:p>0,8952</text:p>
          </table:table-cell>
          <table:table-cell office:value-type="float" office:value="0.89670000000000005" table:style-name="ce1">
            <text:p>0,8967</text:p>
          </table:table-cell>
          <table:table-cell office:value-type="float" office:value="0.89359999999999995" table:style-name="ce1">
            <text:p>0,8936</text:p>
          </table:table-cell>
          <table:table-cell office:value-type="float" office:value="1.0034000000000001" table:style-name="ce1">
            <text:p>1,0034</text:p>
          </table:table-cell>
          <table:table-cell table:number-columns-repeated="16368"/>
        </table:table-row>
        <table:table-row table:style-name="ro1">
          <table:table-cell office:value-type="float" office:value="0.6" table:style-name="ce2">
            <text:p>0,60</text:p>
          </table:table-cell>
          <table:table-cell office:value-type="float" office:value="0.81799999999999995" table:style-name="ce2">
            <text:p>0,82</text:p>
          </table:table-cell>
          <table:table-cell office:value-type="float" office:value="0.84399999999999997" table:style-name="ce2">
            <text:p>0,84</text:p>
          </table:table-cell>
          <table:table-cell office:value-type="float" office:value="0.79500000000000004" table:style-name="ce2">
            <text:p>0,80</text:p>
          </table:table-cell>
          <table:table-cell office:value-type="float" office:value="0.755" table:style-name="ce2">
            <text:p>0,76</text:p>
          </table:table-cell>
          <table:table-cell office:value-type="string" table:style-name="ce2">
            <text:p>0h 32min 28sek</text:p>
          </table:table-cell>
          <table:table-cell office:value-type="float" office:value="1806" table:style-name="ce1">
            <text:p>1806</text:p>
          </table:table-cell>
          <table:table-cell office:value-type="float" office:value="0.60019999999999996" table:style-name="ce1">
            <text:p>0,6002</text:p>
          </table:table-cell>
          <table:table-cell office:value-type="float" office:value="2611" table:style-name="ce1">
            <text:p>2611</text:p>
          </table:table-cell>
          <table:table-cell office:value-type="float" office:value="0.60070000000000001" table:style-name="ce1">
            <text:p>0,6007</text:p>
          </table:table-cell>
          <table:table-cell office:value-type="float" office:value="5549" table:style-name="ce1">
            <text:p>5549</text:p>
          </table:table-cell>
          <table:table-cell office:value-type="float" office:value="0.59830000000000005" table:style-name="ce1">
            <text:p>0,5983</text:p>
          </table:table-cell>
          <table:table-cell office:value-type="float" office:value="0.8952" table:style-name="ce1">
            <text:p>0,8952</text:p>
          </table:table-cell>
          <table:table-cell office:value-type="float" office:value="0.89439999999999997" table:style-name="ce1">
            <text:p>0,8944</text:p>
          </table:table-cell>
          <table:table-cell office:value-type="float" office:value="0.89629999999999999" table:style-name="ce1">
            <text:p>0,8963</text:p>
          </table:table-cell>
          <table:table-cell office:value-type="float" office:value="0.99790000000000001" table:style-name="ce1">
            <text:p>0,9979</text:p>
          </table:table-cell>
          <table:table-cell table:number-columns-repeated="16368"/>
        </table:table-row>
        <table:table-row table:style-name="ro1">
          <table:table-cell office:value-type="float" office:value="0.7" table:style-name="ce2">
            <text:p>0,70</text:p>
          </table:table-cell>
          <table:table-cell office:value-type="float" office:value="0.81699999999999995" table:style-name="ce2">
            <text:p>0,82</text:p>
          </table:table-cell>
          <table:table-cell office:value-type="float" office:value="0.85299999999999998" table:style-name="ce2">
            <text:p>0,85</text:p>
          </table:table-cell>
          <table:table-cell office:value-type="float" office:value="0.78500000000000003" table:style-name="ce2">
            <text:p>0,79</text:p>
          </table:table-cell>
          <table:table-cell office:value-type="float" office:value="0.73699999999999999" table:style-name="ce2">
            <text:p>0,74</text:p>
          </table:table-cell>
          <table:table-cell office:value-type="string" table:style-name="ce2">
            <text:p>0h 29min 58sek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,80</text:p>
          </table:table-cell>
          <table:table-cell office:value-type="float" office:value="0.79800000000000004" table:style-name="ce2">
            <text:p>0,80</text:p>
          </table:table-cell>
          <table:table-cell office:value-type="float" office:value="0.83199999999999996" table:style-name="ce2">
            <text:p>0,83</text:p>
          </table:table-cell>
          <table:table-cell office:value-type="float" office:value="0.76800000000000002" table:style-name="ce2">
            <text:p>0,77</text:p>
          </table:table-cell>
          <table:table-cell office:value-type="float" office:value="0.71699999999999997" table:style-name="ce2">
            <text:p>0,72</text:p>
          </table:table-cell>
          <table:table-cell office:value-type="string" table:style-name="ce2">
            <text:p>0h 26min 17sek</text:p>
          </table:table-cell>
          <table:table-cell table:number-columns-repeated="16378" table:style-name="ce1"/>
        </table:table-row>
        <table:table-row table:style-name="ro1">
          <table:table-cell office:value-type="float" office:value="0.9" table:style-name="ce2">
            <text:p>0,90</text:p>
          </table:table-cell>
          <table:table-cell office:value-type="float" office:value="0.77800000000000002" table:style-name="ce2">
            <text:p>0,78</text:p>
          </table:table-cell>
          <table:table-cell office:value-type="float" office:value="0.80600000000000005" table:style-name="ce2">
            <text:p>0,81</text:p>
          </table:table-cell>
          <table:table-cell office:value-type="float" office:value="0.753" table:style-name="ce2">
            <text:p>0,75</text:p>
          </table:table-cell>
          <table:table-cell office:value-type="float" office:value="0.70299999999999996" table:style-name="ce2">
            <text:p>0,70</text:p>
          </table:table-cell>
          <table:table-cell office:value-type="string" table:style-name="ce2">
            <text:p>0h 16min 25sek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table:style-name="ce1">
            <draw:frame draw:z-index="1" draw:id="id0" draw:style-name="a0" draw:name="Diagramm 1" svg:x="0.24173in" svg:y="0.17218in" svg:width="8.7454in" svg:height="4.239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1">
            <text:p>würde sagen, dass wir genug daten hatten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1">
            <text:p>bis 0.4 ganz okay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1">
            <text:p>aber kann man noch was sagen?</text:p>
          </table:table-cell>
          <table:table-cell table:number-columns-repeated="1637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Manuel Dorer</dc:creator>
    <meta:creation-date>2020-12-25T13:35:39Z</meta:creation-date>
    <dc:date>2021-03-17T00:03:02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2">
      <style:chart-properties chart:link-data-style-to-source="true" chart:visible="true" chart:logarithmic="false" chart:minimum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100" chart:link-data-style-to-source="true" chart:visible="true" chart:logarithmic="false" chart:minimum="0.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5.25pt" svg:width="629.6691338582677pt" chart:style-name="Crt0">
        <chart:title chart:style-name="CT00">
          <text:p text:style-name="a0" text:class-names="" text:cond-style-name="">traing ds size abhängigkeit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3:.$B$10" chart:class="chart:scatter" chart:attached-axis="primary-y" chart:style-name="G0S0">
            <chart:domain table:cell-range-address="Sheet1.$A$3:.$A$10"/>
            <chart:data-point chart:repeated="8"/>
          </chart:series>
          <chart:series chart:values-cell-range-address="Sheet1.$C$3:.$C$10" chart:class="chart:scatter" chart:attached-axis="primary-y" chart:style-name="G0S1">
            <chart:domain table:cell-range-address="Sheet1.$A$3:.$A$10"/>
            <chart:data-point chart:repeated="8"/>
          </chart:series>
          <chart:series chart:values-cell-range-address="Sheet1.$D$3:.$D$10" chart:class="chart:scatter" chart:attached-axis="primary-y" chart:style-name="G0S2">
            <chart:domain table:cell-range-address="Sheet1.$A$3:.$A$10"/>
            <chart:data-point chart:repeated="8"/>
          </chart:series>
          <chart:series chart:values-cell-range-address="Sheet1.$E$3:.$E$10" chart:class="chart:scatter" chart:attached-axis="primary-y" chart:style-name="G0S3">
            <chart:domain table:cell-range-address="Sheet1.$A$3:.$A$10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